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6cm" fo:min-width="2.1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37cm" fo:min-width="2.3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29cm" fo:min-width="4.05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46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11cm" fo:min-width="0.96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2.80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4.96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2.5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4.3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794cm" svg:x="6.842cm" svg:y="2.2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4.064cm" svg:height="2.667cm" svg:x="6.842cm" svg:y="22.844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239cm" svg:height="2.667cm" svg:x="4.556cm" svg:y="6.08cm">
          <text:p text:style-name="P1">Вв: n,m, A[n][m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5.969cm" svg:height="2.54cm" svg:x="5.826cm" svg:y="9.763cm">
          <text:p text:style-name="P1">i=0</text:p>
          <text:p text:style-name="P1">j=0</text:p>
          <text:p text:style-name="P1">min = abs(A[0][0])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921cm" svg:height="2.921cm" svg:x="7.35cm" svg:y="14.589cm">
          <text:p text:style-name="P1">i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2.921cm" svg:height="2.921cm" svg:x="12.684cm" svg:y="14.589cm">
          <text:p text:style-name="P1">j&lt;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6.604cm" svg:height="6.604cm" svg:x="17.637cm" svg:y="12.684cm">
          <text:p text:style-name="P1"><text:span text:style-name="T1">abs(</text:span>A[i][j])&lt;m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7" draw:id="id7" draw:layer="layout" svg:width="5.461cm" svg:height="1.651cm" svg:x="25.765cm" svg:y="14.97cm">
          <text:p text:style-name="P1">min=abs(A[i][j]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8.747cm" svg:y1="5.064cm" svg:x2="9.081cm" svg:y2="6.08cm" draw:start-shape="id1" draw:start-glue-point="8" draw:end-shape="id2" draw:end-glue-point="4" svg:d="M8747 5064v508h334v508" svg:viewBox="0 0 335 1017">
          <text:p/>
        </draw:connector>
        <draw:connector draw:style-name="gr8" draw:text-style-name="P2" draw:layer="layout" svg:x1="8.176cm" svg:y1="8.747cm" svg:x2="8.81cm" svg:y2="9.763cm" draw:start-shape="id2" draw:start-glue-point="8" draw:end-shape="id3" draw:end-glue-point="0" svg:d="M8176 8747v508h634v508" svg:viewBox="0 0 635 1017">
          <text:p/>
        </draw:connector>
        <draw:connector draw:style-name="gr8" draw:text-style-name="P2" xml:id="id11" draw:id="id11" draw:layer="layout" svg:x1="8.81cm" svg:y1="12.303cm" svg:x2="8.811cm" svg:y2="14.589cm" draw:start-shape="id3" draw:start-glue-point="2" draw:end-shape="id4" draw:end-glue-point="4" svg:d="M8810 12303v1143h1v1143" svg:viewBox="0 0 2 2287">
          <text:p/>
        </draw:connector>
        <draw:connector draw:style-name="gr8" draw:text-style-name="P2" draw:layer="layout" svg:x1="10.271cm" svg:y1="16.05cm" svg:x2="12.684cm" svg:y2="16.05cm" draw:start-shape="id4" draw:start-glue-point="7" draw:end-shape="id5" draw:end-glue-point="5" svg:d="M10271 16050h2413" svg:viewBox="0 0 2414 1">
          <text:p/>
        </draw:connector>
        <draw:connector draw:style-name="gr8" draw:text-style-name="P2" xml:id="id9" draw:id="id9" draw:layer="layout" svg:x1="15.605cm" svg:y1="16.05cm" svg:x2="17.637cm" svg:y2="15.986cm" draw:start-shape="id5" draw:start-glue-point="7" draw:end-shape="id6" draw:end-glue-point="5" svg:d="M15605 16050h1016v-64h1016" svg:viewBox="0 0 2033 65">
          <text:p/>
        </draw:connector>
        <draw:custom-shape draw:style-name="gr9" draw:text-style-name="P1" xml:id="id8" draw:id="id8" draw:layer="layout" svg:width="3.048cm" svg:height="1.524cm" svg:x="15.478cm" svg:y="9.763cm">
          <text:p text:style-name="P1">j++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3.048cm" svg:height="1.524cm" svg:x="10.017cm" svg:y="12.938cm">
          <text:p text:style-name="P1">i++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241cm" svg:y1="15.986cm" svg:x2="25.765cm" svg:y2="15.795cm" draw:start-shape="id6" draw:start-glue-point="7" draw:end-shape="id7" draw:end-glue-point="3" svg:d="M24241 15986h762v-191h762" svg:viewBox="0 0 1525 192">
          <text:p/>
        </draw:connector>
        <draw:connector draw:style-name="gr8" draw:text-style-name="P2" draw:layer="layout" svg:x1="31.226cm" svg:y1="15.795cm" svg:x2="18.526cm" svg:y2="10.525cm" draw:start-shape="id7" draw:start-glue-point="1" draw:end-shape="id8" draw:end-glue-point="1" svg:d="M31226 15795h500v-5270h-13200" svg:viewBox="0 0 13201 5271">
          <text:p/>
        </draw:connector>
        <draw:connector draw:style-name="gr8" draw:text-style-name="P2" draw:layer="layout" svg:x1="17.002cm" svg:y1="11.287cm" svg:x2="16.621cm" svg:y2="16.018cm" draw:start-shape="id8" draw:start-glue-point="2" draw:end-shape="id9" draw:end-glue-point="0" svg:d="M17002 11287v2275h-381v2456" svg:viewBox="0 0 382 4732">
          <text:p/>
        </draw:connector>
        <draw:connector draw:style-name="gr8" draw:text-style-name="P2" draw:layer="layout" svg:x1="20.939cm" svg:y1="12.684cm" svg:x2="21.167cm" svg:y2="10.502cm" draw:start-shape="id6" draw:start-glue-point="4" svg:d="M20939 12684v-1341h228v-841" svg:viewBox="0 0 229 2183">
          <text:p/>
        </draw:connector>
        <draw:connector draw:style-name="gr8" draw:text-style-name="P2" draw:layer="layout" svg:x1="14.145cm" svg:y1="14.589cm" svg:x2="13.065cm" svg:y2="13.7cm" draw:start-shape="id5" draw:start-glue-point="4" draw:end-shape="id10" draw:end-glue-point="1" svg:d="M14145 14589v-889h-1080" svg:viewBox="0 0 1081 890">
          <text:p/>
        </draw:connector>
        <draw:connector draw:style-name="gr8" draw:text-style-name="P2" draw:layer="layout" svg:x1="10.017cm" svg:y1="13.7cm" svg:x2="8.81cm" svg:y2="13.446cm" draw:start-shape="id10" draw:start-glue-point="3" draw:end-shape="id11" draw:end-glue-point="0" svg:d="M10017 13700h-528v-254h-679" svg:viewBox="0 0 1208 255">
          <text:p/>
        </draw:connector>
        <draw:custom-shape draw:style-name="gr10" draw:text-style-name="P1" xml:id="id12" draw:id="id12" draw:layer="layout" svg:width="7.747cm" svg:height="2.54cm" svg:x="4.937cm" svg:y="18.907cm">
          <text:p text:style-name="P1">Выв: min, A[n][m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8.811cm" svg:y1="17.51cm" svg:x2="8.811cm" svg:y2="18.907cm" draw:start-shape="id4" draw:start-glue-point="6" draw:end-shape="id12" draw:end-glue-point="5" svg:d="M8811 17510v1397" svg:viewBox="0 0 1 1398">
          <text:p/>
        </draw:connector>
        <draw:connector draw:style-name="gr8" draw:text-style-name="P2" draw:layer="layout" svg:x1="8.811cm" svg:y1="21.447cm" svg:x2="8.874cm" svg:y2="22.844cm" draw:start-shape="id12" draw:start-glue-point="8" draw:end-shape="id13" draw:end-glue-point="4" svg:d="M8811 21447v699h63v698" svg:viewBox="0 0 64 1398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02:54.227800018</meta:creation-date>
    <dc:date>2021-12-01T11:17:43.434549685</dc:date>
    <meta:editing-duration>PT4M39S</meta:editing-duration>
    <meta:editing-cycles>1</meta:editing-cycles>
    <meta:document-statistic meta:object-count="24"/>
    <meta:generator>LibreOffice/6.4.7.2$Linux_X86_64 LibreOffice_project/40$Build-2</meta:generator>
  </office:meta>
</office:document-meta>
</file>